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```markdown<text:line-break/>. 📂 gateway<text:line-break/>├── 📄 mvnw<text:line-break/>├── 📄 mvnw.cmd<text:line-break/>├── 📄 pom.xml<text:line-break/>└── 📂 src/<text:line-break/>│ <text:s/>└── 📂 main/<text:line-break/>│ <text:s text:c="3"/>└── 📂 java/<text:line-break/>│ <text:s text:c="5"/>└── 📂 com/<text:line-break/>│ <text:s text:c="7"/>└── 📂 jdrbibli/<text:line-break/>│ <text:s text:c="9"/>└── 📂 gateway/<text:line-break/>│ <text:s text:c="11"/>├── 📄 GatewayApplication.java<text:line-break/>│ <text:s text:c="3"/>└── 📂 resources/<text:line-break/>│ <text:s text:c="5"/>├── 📄 application.properties<text:line-break/>│ <text:s/>└── 📂 test/<text:line-break/>│ <text:s text:c="3"/>└── 📂 java/<text:line-break/>│ <text:s text:c="5"/>└── 📂 com/<text:line-break/>│ <text:s text:c="7"/>└── 📂 jdrbibli/<text:line-break/>│ <text:s text:c="9"/>└── 📂 gateway/<text:line-break/>│ <text:s text:c="11"/>├── 📄 GatewayApplicationTests.java<text:line-break/>└── 📂 target/<text:line-break/>```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14:34:43.659568700</meta:creation-date>
    <dc:date>2025-06-30T14:34:52.458607800</dc:date>
    <meta:editing-duration>PT8S</meta:editing-duration>
    <meta:editing-cycles>1</meta:editing-cycles>
    <meta:document-statistic meta:table-count="0" meta:image-count="0" meta:object-count="0" meta:page-count="1" meta:paragraph-count="1" meta:word-count="76" meta:character-count="443" meta:non-whitespace-character-count="288"/>
    <meta:generator>LibreOffice/25.2.4.3$Windows_X86_64 LibreOffice_project/33e196637044ead23f5c3226cde09b47731f7e27</meta:generator>
  </office:meta>
</office:document-meta>
</file>